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65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77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278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80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…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brush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ubmissions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Unify lang numeration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get_lang_extension – fix logic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load_problem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HTML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hoose_protocol_scheme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st radio?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problem_metadata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execution_and_conversion_data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mits!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specific_protocol_templates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limited_work_spac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inoutfiles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randin_custchecker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Form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b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E&amp;C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71"/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Extract limits for submissi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Enforce limi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Return stati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Test!!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QUESTION: TIMEOUT FOR COMPIL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md line/conv op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as super user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ix path to time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s fail on ml=0.01m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 – submissio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))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6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button description to desc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ML displayer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same goes for out”, instead of “in/out”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table:style-name="ce65" office:value-type="float" office:value="2" calcext:value-type="float">
            <text:p>2</text:p>
          </table:table-cell>
          <table:table-cell office:value-type="string" calcext:value-type="string">
            <text:p>Disallow TL &gt;=20sec or ML &gt;=1G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llow TL &gt;=20sec or ML &gt;=1GB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curity from fork-bomb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TestS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ase coupling: general data json</text:p>
          </table:table-cell>
          <table:table-cell table:style-name="ce80"/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submission_wizard.py: lang 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Protocol_upload_wizard: scheme 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max limit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short aliases for protoco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-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full names for protoc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choose_scheme.html: full names for protoco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upload_problem_metadata.html: statement extensio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statement extensio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process: full names for protoco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specify_execution_and_conversion_data.html: lang 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protocol_upload_wizard/__init__.py: lang cod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process.py: pass_extension: lang_repr_to_extensio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: pass_input_to_wizard_general: run.sh → make ru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2.5.2022</text:p>
          </table:table-cell>
          <table:table-cell office:value-type="string" calcext:value-type="string">
            <text:p>Mi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GUMENT TYPES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requirements.txt for whole projec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per_upload_problem_pro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MAST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rocess_proble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text manager for to_pass?</text:p>
          </table:table-cell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fill_in_file_to_pas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text manager for to_pass?</text:p>
          </table:table-cell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call_correspondent_pass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input_to_problem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UBPAR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problem_meta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define_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execution_and_conversion_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PECIFI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inout_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incust_data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randcust_data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lws_data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UBPARTS FOR SPECIFI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multiple_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single_fi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ing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 not skip blank stat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ps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 wizard’s work tim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: upload sample_… and try out sample files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permission!</text:p>
          </table:table-cell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randcust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permission!</text:p>
          </table:table-cell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ws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extension!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ve test cnt from lws display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s_input_to_problem_upload_wizard: trim smart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 out permission to run checker and rand exe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actor permission handling as a separate functio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ing: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77" office:value-type="string" calcext:value-type="string">
            <text:p>Not enough permissions to run helpers (incust+randcust)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Wrong keys in json (footerfiles)</text:p>
          </table:table-cell>
          <table:table-cell table:number-columns-repeated="2"/>
        </table:table-row>
        <table:table-row table:style-name="ro1" table:number-rows-repeated="1048287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5:Sheet1.C135 Sheet1.C141:Sheet1.C149 Sheet1.C151:Sheet1.C155 Sheet1.C167:Sheet1.C170 Sheet1.C172:Sheet1.C173 Sheet1.C108:Sheet1.C133 Sheet1.C176:Sheet1.C223 Sheet1.C225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4:Sheet1.C13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6:Sheet1.C14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50:Sheet1.C15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61:Sheet1.C161 Sheet1.C163:Sheet1.C163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0:Sheet1.C160 Sheet1.C162:Sheet1.C162 Sheet1.C164:Sheet1.C16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6:Sheet1.C156 Sheet1.C158:Sheet1.C15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1:Sheet1.C17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4:Sheet1.C17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4:Sheet1.C2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4">00/00/0000</text:date>, <text:time style:data-style-name="N2" text:time-value="14:27:42.9479739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14T16:26:23.769223699</dc:date>
    <meta:editing-duration>P5DT22H58S</meta:editing-duration>
    <meta:editing-cycles>329</meta:editing-cycles>
    <meta:generator>LibreOffice/7.3.1.3$Linux_X86_64 LibreOffice_project/30$Build-3</meta:generator>
    <meta:document-statistic meta:table-count="1" meta:cell-count="1172" meta:object-count="0"/>
  </office:meta>
</office:document-meta>
</file>